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1-12-30T11:41:46.601949642</dc:date>
    <meta:editing-duration>PT37M23S</meta:editing-duration>
    <meta:editing-cycles>3</meta:editing-cycles>
    <meta:generator>LibreOffice/7.2.3.2$MacOSX_X86_64 LibreOffice_project/d166454616c1632304285822f9c83ce2e660fd9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1.682cm" svg:y="0.179cm" svg:width="11.802cm" svg:height="3.76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[i].label} {bind(91) = d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[i+1].label} {bind(32) = d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3.2$MacOSX_X86_64 LibreOffice_project/d166454616c1632304285822f9c83ce2e660fd9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